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07cm" fo:margin-left="0.116cm" table:align="left"/>
    </style:style>
    <style:style style:name="Tabela1.A" style:family="table-column">
      <style:table-column-properties style:column-width="16.907cm"/>
    </style:style>
    <style:style style:name="Tabela1.1" style:family="table-row">
      <style:table-row-properties style:min-row-height="16.801cm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57a29" officeooo:paragraph-rsid="00157a29"/>
    </style:style>
    <style:style style:name="P2" style:family="paragraph" style:parent-style-name="Table_20_Contents">
      <style:text-properties officeooo:rsid="00157a29" officeooo:paragraph-rsid="00157a29"/>
    </style:style>
    <style:style style:name="P3" style:family="paragraph" style:parent-style-name="Table_20_Contents">
      <style:text-properties officeooo:rsid="001816da" officeooo:paragraph-rsid="001816da"/>
    </style:style>
    <style:style style:name="P4" style:family="paragraph" style:parent-style-name="Table_20_Contents">
      <style:text-properties officeooo:paragraph-rsid="00157a29"/>
    </style:style>
    <style:style style:name="P5" style:family="paragraph" style:parent-style-name="Table_20_Contents">
      <style:text-properties officeooo:rsid="00159c3b" officeooo:paragraph-rsid="00159c3b"/>
    </style:style>
    <style:style style:name="P6" style:family="paragraph" style:parent-style-name="Table_20_Contents">
      <style:text-properties officeooo:rsid="001b265e" officeooo:paragraph-rsid="001b265e"/>
    </style:style>
    <style:style style:name="P7" style:family="paragraph" style:parent-style-name="Table_20_Contents">
      <style:text-properties officeooo:rsid="0016c327" officeooo:paragraph-rsid="0016c327"/>
    </style:style>
    <style:style style:name="T1" style:family="text">
      <style:text-properties officeooo:rsid="00157a29"/>
    </style:style>
    <style:style style:name="T2" style:family="text">
      <style:text-properties officeooo:rsid="00195256"/>
    </style:style>
    <style:style style:name="T3" style:family="text">
      <style:text-properties officeooo:rsid="00159c3b"/>
    </style:style>
    <style:style style:name="T4" style:family="text">
      <style:text-properties officeooo:rsid="0016c3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ágina 1 – Apresentação da disciplina</text:p>
      <text:p text:style-name="P1"/>
      <text:p text:style-name="P1"/>
      <text:p text:style-name="P1"/>
      <text:p text:style-name="P1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">Imagem que mostre o laboratório de programação</text:p>
            <text:p text:style-name="P2"/>
            <text:p text:style-name="P2"/>
            <text:p text:style-name="P2"/>
            <text:p text:style-name="P2"/>
            <text:p text:style-name="P2"/>
            <text:p text:style-name="P3">Sub laboratório de programação I</text:p>
            <text:p text:style-name="P4"><text:span text:style-name="T1">Texto explicando o que é o laboratório de programação e do que se trata, i</text:span>ntrodução sobre o objetivo da disciplina, relevância e áreas abordadas. 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2">Imagens que levarão para as próximas páginas</text:p>
            <text:p text:style-name="P2"/>
            <text:p text:style-name="P2">Imagem 1 – <text:span text:style-name="T2">Conteúdo da matéria- </text:span>imagem de um computador, que levara à segunda pagina que <text:span text:style-name="T3">falara sobre conteudos, falar sobre algumas linguagens e suas especifidades </text:span></text:p>
            <text:p text:style-name="P2"/>
            <text:p text:style-name="P2">imagem 2 – <text:span text:style-name="T2">Empresa -</text:span> <text:span text:style-name="T3">imagem de uma empresa, que levara a terceira pagina, que contera uma breve apresentaçao da empresa e de seus integrantes</text:span></text:p>
          </table:table-cell>
        </table:table-row>
        <text:soft-page-break/>
        <table:table-row table:style-name="Tabela1.1">
          <table:table-cell table:style-name="Tabela1.A2" office:value-type="string">
            <text:p text:style-name="P5">Página 2 – Conteúdos e considerações</text:p>
            <text:p text:style-name="P5"/>
            <text:p text:style-name="P5"/>
            <text:p text:style-name="P5">Imagem de um código</text:p>
            <text:p text:style-name="P5"/>
            <text:p text:style-name="P5"/>
            <text:p text:style-name="P5"/>
            <text:p text:style-name="P5"/>
            <text:p text:style-name="P3">Sub Conteudos</text:p>
            <text:p text:style-name="P5">Falar sobre o conteúdo de codigo aprendido, portugol e C, no laboratório de programaçao I</text:p>
            <text:p text:style-name="P5"/>
            <text:p text:style-name="P5">Colocar algumas especifidades de cada uma dessas linguagens</text:p>
            <text:p text:style-name="P5"/>
            <text:p text:style-name="P6">Tabela com as diferenças, o que evolui do portugol para o C</text:p>
            <text:p text:style-name="P5"/>
            <text:p text:style-name="P3">Consideraçoes do grupo sobre as materias</text:p>
            <text:p text:style-name="P5">Colocar algumas opinioes, sobre como, por exe<text:span text:style-name="T4">mplo, materias ou assuntos que são mais faceis ou que são de mais dificuldade </text:span></text:p>
            <text:p text:style-name="P5"/>
            <text:p text:style-name="P7"/>
            <text:p text:style-name="P7"/>
            <text:p text:style-name="P7">Imagem de laboratorio que levara a primeira pagina </text:p>
            <text:p text:style-name="P7"/>
            <text:p text:style-name="P7">mesma imagem da pagina 1 para levar à pagina 3 </text:p>
          </table:table-cell>
        </table:table-row>
        <text:soft-page-break/>
        <table:table-row table:style-name="Tabela1.1">
          <table:table-cell table:style-name="Tabela1.A2" office:value-type="string">
            <text:p text:style-name="P7">Página 3 – empresa e grupo</text:p>
            <text:p text:style-name="P7"/>
            <text:p text:style-name="P3">sub O que é nossa empresa?</text:p>
            <text:p text:style-name="P7"/>
            <text:p text:style-name="P7">Imagem de uma empresa, NOSSA LOGO, explicando o que é a nossa empresa e quais os objetivos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3">sub Quem somos?</text:p>
            <text:p text:style-name="P7"/>
            <text:p text:style-name="P7"/>
            <text:p text:style-name="P7">Imagem de cada um dos integrantes falando um pouco sobre cada um </text:p>
            <text:p text:style-name="P7">-Alunos do iftm</text:p>
            <text:p text:style-name="P7">- objetivo</text:p>
            <text:p text:style-name="P7"/>
            <text:p text:style-name="P3">sub Consideraçoes</text:p>
            <text:p text:style-name="P7"/>
            <text:p text:style-name="P7"/>
            <text:p text:style-name="P3">consideraçoes da empresa sobre o site</text:p>
            <text:p text:style-name="P7"/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8T14:51:37.173000000</meta:creation-date>
    <dc:date>2025-05-08T16:21:28.849000000</dc:date>
    <meta:editing-duration>PT1H9M22S</meta:editing-duration>
    <meta:editing-cycles>4</meta:editing-cycles>
    <meta:generator>LibreOffice/24.8.5.2$Windows_X86_64 LibreOffice_project/fddf2685c70b461e7832239a0162a77216259f22</meta:generator>
    <meta:document-statistic meta:table-count="1" meta:image-count="0" meta:object-count="0" meta:page-count="3" meta:paragraph-count="26" meta:word-count="243" meta:character-count="1448" meta:non-whitespace-character-count="1220"/>
  </office:meta>
</office:document-meta>
</file>